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3pt" style:font-size-asian="13pt" style:font-size-complex="13pt"/>
    </style:style>
    <style:style style:name="P6" style:family="paragraph" style:parent-style-name="Standard" style:list-style-name="L1">
      <style:paragraph-properties fo:text-align="start" style:justify-single-word="false"/>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valuation : Choix et problèmes connus.</text:p>
      <text:p text:style-name="P2"/>
      <text:p text:style-name="P1">I. Introduction</text:p>
      <text:p text:style-name="P1"/>
      <text:p text:style-name="P5">A travers ce document j'explique les choix majeurs effectués, et liste les problèmes connus.</text:p>
      <text:p text:style-name="P4"/>
      <text:p text:style-name="P1">II. Choix du planning</text:p>
      <text:p text:style-name="P1"/>
      <text:p text:style-name="P5">J'ai choisi de réaliser ce test sur un temps assez cours. En effet, ne n'avais jamais travaillé sur le coté serveur d'une application (hors application web), et assez peu sur les interface graphiques. J'aurais pû y passer beaucoup plus de temps afin de paufiner mon travail. </text:p>
      <text:p text:style-name="P5">Cependant j'ai été restreint par 2 contraintes : Premièrement, je suis actuellement étudiant, et j'ai déjà plusieurs projets en cours, que je me dois de faire avancer. Et deuxièmement, j'aimerais avoir une réponse relativement rapide de votre part, car je discute en parrallèle avec d'autres entreprises. </text:p>
      <text:p text:style-name="P5">Voilà pourquoi je ne me suis laissé que quatres jours pour réaliser ce test.</text:p>
      <text:p text:style-name="P4"/>
      <text:p text:style-name="P1">III. Choix de la technologie</text:p>
      <text:p text:style-name="P1"/>
      <text:p text:style-name="P5">La première question a été de savoir si il était préférable de créer une application web ou non. Il m'a semblé que les deux conviendraient, mais créer un site web m'a semblé demander plus de travail, pour apporter au final surtout de l'esthétisme. Etant contraint par le temps, j'ai préféré mettre l'accens sur la performance plutôt que sur l'esthétisme, et j'ai donc choisi de ne pas utiliser de technologies web.</text:p>
      <text:p text:style-name="P4"/>
      <text:p text:style-name="P5">Viens ensuite le choix du langage. J'ai choisi d'utiliser C# et le framework .Net qui me semblent apporter des classes utiles pour ce genre d'application. De plus je suis à l'aise avec le langage C#, et beaucoup moins avec d'autres langages comme Java qui aurait pu aussi être une solution. La contrainte de temps m'a donc aussi poussée à choisir ce langage.</text:p>
      <text:p text:style-name="P4"/>
      <text:p text:style-name="P1">IV. Type de client</text:p>
      <text:p text:style-name="P1"/>
      <text:p text:style-name="P5">Vient ensuite le choix de la répartition des tâches client / server. J'ai voulu déléguer le travail au serveur tant que possible, mais la construction des dessins, et la mise en forme des résultats doit se faire côté client. J'ai donc un client riche, qui construit le contexte du problème, laisse le serveur le résoudre, puis met en forme la solution rendue par le serveur.</text:p>
      <text:p text:style-name="P4"/>
      <text:p text:style-name="P1">V. Problèmes connus</text:p>
      <text:p text:style-name="P1"/>
      <text:list xml:id="list3110908268752680773" text:style-name="L1">
        <text:list-item>
          <text:p text:style-name="P6">Je n'ai pas pu prendre le temps de travailler à l'esthétique, j'ai cependant porté attention à l'ergonomie</text:p>
        </text:list-item>
        <text:list-item>
          <text:p text:style-name="P6">Il arrive que la première réponse du serveur ne soit pas reçue correctement. Il faut alors lancer le calcul une deuxième fois. Dans ce cas un message apparaî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lleux Benjamin</meta:initial-creator>
    <meta:creation-date>2016-11-01T14:54:52.71</meta:creation-date>
    <meta:generator>OpenOffice/4.0.0$Win32 OpenOffice.org_project/400m3$Build-9702</meta:generator>
    <dc:date>2016-11-01T15:36:01.59</dc:date>
    <dc:creator>Balleux Benjamin</dc:creator>
    <meta:editing-duration>PT41M8S</meta:editing-duration>
    <meta:editing-cycles>6</meta:editing-cycles>
    <meta:document-statistic meta:table-count="0" meta:image-count="0" meta:object-count="0" meta:page-count="1" meta:paragraph-count="15" meta:word-count="388" meta:character-count="2301"/>
  </office:meta>
</office:document-meta>
</file>